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578" officeooo:paragraph-rsid="001d5578"/>
    </style:style>
    <style:style style:name="P2" style:family="paragraph" style:parent-style-name="Standard">
      <style:text-properties officeooo:rsid="001d5578" officeooo:paragraph-rsid="0020ed03"/>
    </style:style>
    <style:style style:name="P3" style:family="paragraph" style:parent-style-name="Standard">
      <style:text-properties officeooo:rsid="001f2ce5" officeooo:paragraph-rsid="001f2ce5"/>
    </style:style>
    <style:style style:name="P4" style:family="paragraph" style:parent-style-name="Standard">
      <style:text-properties officeooo:rsid="0020ed03" officeooo:paragraph-rsid="0020ed03"/>
    </style:style>
    <style:style style:name="P5" style:family="paragraph" style:parent-style-name="Standard">
      <style:text-properties officeooo:rsid="0021a018" officeooo:paragraph-rsid="0021a018"/>
    </style:style>
    <style:style style:name="P6" style:family="paragraph" style:parent-style-name="Standard">
      <style:text-properties officeooo:rsid="001f2ce5" officeooo:paragraph-rsid="001f2ce5"/>
    </style:style>
    <style:style style:name="P7" style:family="paragraph" style:parent-style-name="Standard">
      <style:text-properties officeooo:rsid="0020ed03" officeooo:paragraph-rsid="0020ed03"/>
    </style:style>
    <style:style style:name="P8" style:family="paragraph" style:parent-style-name="Standard">
      <style:text-properties officeooo:rsid="001d5578" officeooo:paragraph-rsid="001d5578"/>
    </style:style>
    <style:style style:name="P9" style:family="paragraph" style:parent-style-name="Standard">
      <style:text-properties officeooo:rsid="001d5578" officeooo:paragraph-rsid="0020ed03"/>
    </style:style>
    <style:style style:name="P10" style:family="paragraph" style:parent-style-name="Standard">
      <style:text-properties officeooo:rsid="00268210" officeooo:paragraph-rsid="00268210"/>
    </style:style>
    <style:style style:name="T1" style:family="text">
      <style:text-properties officeooo:rsid="0020ed03"/>
    </style:style>
    <style:style style:name="T2" style:family="text">
      <style:text-properties officeooo:rsid="00249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me <text:s/>+ carte + <text:span text:style-name="T2">f</text:span>ooter actualités</text:p>
      <text:p text:style-name="P1"/>
      <text:p text:style-name="P1">Accueil </text:p>
      <text:p text:style-name="P1"><text:tab/>Mot de présentation</text:p>
      <text:p text:style-name="P1"><text:tab/>Les partenaires</text:p>
      <text:p text:style-name="P2"><text:tab/><text:span text:style-name="T1">Les exposants</text:span></text:p>
      <text:p text:style-name="P2"><text:tab/><text:tab/><text:span text:style-name="T1">Restauration</text:span></text:p>
      <text:p text:style-name="P2"><text:tab/><text:tab/><text:span text:style-name="T1">Objets</text:span></text:p>
      <text:p text:style-name="P2"><text:tab/><text:tab/><text:span text:style-name="T1">Divers</text:span></text:p>
      <text:p text:style-name="P2"/>
      <text:p text:style-name="P2"><text:tab/>Les jeux concours</text:p>
      <text:p text:style-name="P1"><text:tab/><text:tab/>Le jeu des étoiles cachées</text:p>
      <text:p text:style-name="P1"><text:tab/><text:tab/>Un noël de rêve (Vitrines de Charleville-Mézières)</text:p>
      <text:p text:style-name="P3"/>
      <text:p text:style-name="P3">Programme des animations</text:p>
      <text:p text:style-name="P3"><text:tab/>Détail du programme jour par jour tous les sites confondus</text:p>
      <text:p text:style-name="P3"/>
      <text:p text:style-name="P3">Sur la Place Ducale</text:p>
      <text:p text:style-name="P3"><text:tab/>Le marché de Noël</text:p>
      <text:p text:style-name="P3"><text:tab/>Le mystère de la licorne</text:p>
      <text:p text:style-name="P3"><text:tab/>Le square magique Pierre Dubois</text:p>
      <text:p text:style-name="P3"><text:tab/>La mise en lumière et le spectacle</text:p>
      <text:p text:style-name="P3"><text:tab/>La vallée blanche</text:p>
      <text:p text:style-name="P3"><text:tab/><text:tab/>La scène igloo</text:p>
      <text:p text:style-name="P3"><text:tab/><text:tab/>La maison du père noël</text:p>
      <text:p text:style-name="P3"><text:tab/>Le marché artisanal</text:p>
      <text:p text:style-name="P3"><text:tab/>La patinoire</text:p>
      <text:p text:style-name="P3"><text:tab/>La grande roue</text:p>
      <text:p text:style-name="P3"><text:tab/>Le petit train</text:p>
      <text:p text:style-name="P3"><text:tab/>Les rencontres littéraires et féeriques de Noël (au caveau)</text:p>
      <text:p text:style-name="P3"/>
      <text:p text:style-name="P3">Noël dans la ville</text:p>
      <text:p text:style-name="P3"><text:tab/>Noël dans les quartiers</text:p>
      <text:p text:style-name="P3"><text:tab/>Le marché des gourmandises de Noël</text:p>
      <text:p text:style-name="P3"><text:tab/>Visites guidées</text:p>
      <text:p text:style-name="P3"><text:tab/><text:span text:style-name="T1">La corrida de Noël</text:span></text:p>
      <text:p text:style-name="P3"><text:tab/>Les concerts de Noël</text:p>
      <text:p text:style-name="P4"/>
      <text:p text:style-name="P4">Les infos pratiques</text:p>
      <text:p text:style-name="P4"><text:tab/>Horaires d’ouverture</text:p>
      <text:p text:style-name="P4"><text:tab/>Circulation et stationnement</text:p>
      <text:p text:style-name="P4"><text:tab/>Conseils utiles</text:p>
      <text:p text:style-name="P4"/>
      <text:p text:style-name="P10">Les légendes ardennais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58:59.161000000</meta:creation-date>
    <dc:date>2018-10-15T17:56:01.035000000</dc:date>
    <meta:editing-duration>PT3H42M29S</meta:editing-duration>
    <meta:editing-cycles>7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37" meta:word-count="138" meta:character-count="854" meta:non-whitespace-character-count="714"/>
  </office:meta>
</office:document-meta>
</file>